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d19" officeooo:paragraph-rsid="001add19"/>
    </style:style>
    <style:style style:name="P2" style:family="paragraph" style:parent-style-name="Standard">
      <style:text-properties officeooo:rsid="001add19" officeooo:paragraph-rsid="00273f3c"/>
    </style:style>
    <style:style style:name="P3" style:family="paragraph" style:parent-style-name="Standard">
      <style:text-properties officeooo:rsid="001add19" officeooo:paragraph-rsid="0028236a"/>
    </style:style>
    <style:style style:name="P4" style:family="paragraph" style:parent-style-name="Standard">
      <style:text-properties officeooo:rsid="001add19" officeooo:paragraph-rsid="002a20fd"/>
    </style:style>
    <style:style style:name="P5" style:family="paragraph" style:parent-style-name="Standard">
      <style:text-properties officeooo:rsid="001add19" officeooo:paragraph-rsid="002c1f40"/>
    </style:style>
    <style:style style:name="P6" style:family="paragraph" style:parent-style-name="Standard">
      <style:text-properties officeooo:rsid="001add19" officeooo:paragraph-rsid="003a765d"/>
    </style:style>
    <style:style style:name="P7" style:family="paragraph" style:parent-style-name="Standard">
      <style:text-properties officeooo:rsid="001add19" officeooo:paragraph-rsid="003e59f4"/>
    </style:style>
    <style:style style:name="P8" style:family="paragraph" style:parent-style-name="Standard">
      <style:text-properties officeooo:rsid="001add19" officeooo:paragraph-rsid="0040960e"/>
    </style:style>
    <style:style style:name="P9" style:family="paragraph" style:parent-style-name="Standard">
      <style:text-properties officeooo:rsid="001add19" officeooo:paragraph-rsid="00455ba3"/>
    </style:style>
    <style:style style:name="P10" style:family="paragraph" style:parent-style-name="Standard">
      <style:text-properties officeooo:rsid="001add19" officeooo:paragraph-rsid="0051be81"/>
    </style:style>
    <style:style style:name="P11" style:family="paragraph" style:parent-style-name="Standard">
      <style:text-properties officeooo:rsid="001add19" officeooo:paragraph-rsid="0054b110"/>
    </style:style>
    <style:style style:name="P12" style:family="paragraph" style:parent-style-name="Standard">
      <style:text-properties officeooo:rsid="001add19" officeooo:paragraph-rsid="006627b8"/>
    </style:style>
    <style:style style:name="P13" style:family="paragraph" style:parent-style-name="Standard">
      <style:text-properties officeooo:rsid="001add19" officeooo:paragraph-rsid="0067d7f5"/>
    </style:style>
    <style:style style:name="P14" style:family="paragraph" style:parent-style-name="Standard">
      <style:text-properties officeooo:rsid="001add19" officeooo:paragraph-rsid="006a2181"/>
    </style:style>
    <style:style style:name="P15" style:family="paragraph" style:parent-style-name="Standard">
      <style:text-properties officeooo:rsid="00455ba3" officeooo:paragraph-rsid="00455ba3"/>
    </style:style>
    <style:style style:name="P16" style:family="paragraph" style:parent-style-name="Standard">
      <style:paragraph-properties fo:text-align="center" style:justify-single-word="false"/>
      <style:text-properties officeooo:rsid="0016c984" officeooo:paragraph-rsid="0016c984"/>
    </style:style>
    <style:style style:name="P17" style:family="paragraph" style:parent-style-name="Standard">
      <style:text-properties style:text-underline-style="solid" style:text-underline-width="auto" style:text-underline-color="font-color" officeooo:rsid="001add19" officeooo:paragraph-rsid="001add19"/>
    </style:style>
    <style:style style:name="P18" style:family="paragraph" style:parent-style-name="Standard">
      <style:text-properties style:text-underline-style="solid" style:text-underline-width="auto" style:text-underline-color="font-color" officeooo:rsid="001add19" officeooo:paragraph-rsid="002c1f40"/>
    </style:style>
    <style:style style:name="P19" style:family="paragraph" style:parent-style-name="Standard">
      <style:text-properties style:text-underline-style="solid" style:text-underline-width="auto" style:text-underline-color="font-color" officeooo:rsid="001add19" officeooo:paragraph-rsid="00455ba3"/>
    </style:style>
    <style:style style:name="P20" style:family="paragraph" style:parent-style-name="Standard">
      <style:text-properties style:text-underline-style="solid" style:text-underline-width="auto" style:text-underline-color="font-color" officeooo:rsid="001add19" officeooo:paragraph-rsid="006307ee"/>
    </style:style>
    <style:style style:name="P21" style:family="paragraph" style:parent-style-name="Standard">
      <style:text-properties style:text-underline-style="solid" style:text-underline-width="auto" style:text-underline-color="font-color" officeooo:rsid="001add19" officeooo:paragraph-rsid="00643698"/>
    </style:style>
    <style:style style:name="P22" style:family="paragraph" style:parent-style-name="Standard">
      <style:text-properties style:text-underline-style="solid" style:text-underline-width="auto" style:text-underline-color="font-color" officeooo:rsid="001add19" officeooo:paragraph-rsid="006627b8"/>
    </style:style>
    <style:style style:name="P23" style:family="paragraph" style:parent-style-name="Standard">
      <style:text-properties style:text-underline-style="solid" style:text-underline-width="auto" style:text-underline-color="font-color" officeooo:rsid="001add19" officeooo:paragraph-rsid="001add19" fo:background-color="transparent"/>
    </style:style>
    <style:style style:name="P24" style:family="paragraph" style:parent-style-name="Standard">
      <style:text-properties style:text-underline-style="solid" style:text-underline-width="auto" style:text-underline-color="font-color" officeooo:rsid="00455ba3" officeooo:paragraph-rsid="00455ba3"/>
    </style:style>
    <style:style style:name="P25" style:family="paragraph" style:parent-style-name="Standard">
      <style:text-properties style:text-underline-style="solid" style:text-underline-width="auto" style:text-underline-color="font-color" officeooo:rsid="006f224a" officeooo:paragraph-rsid="006f224a"/>
    </style:style>
    <style:style style:name="P26" style:family="paragraph" style:parent-style-name="Standard">
      <style:text-properties style:text-underline-style="solid" style:text-underline-width="auto" style:text-underline-color="font-color" officeooo:rsid="0071597e" officeooo:paragraph-rsid="0071597e"/>
    </style:style>
    <style:style style:name="P27" style:family="paragraph" style:parent-style-name="Standard">
      <style:text-properties style:text-underline-style="solid" style:text-underline-width="auto" style:text-underline-color="font-color" officeooo:rsid="001add19" officeooo:paragraph-rsid="006627b8" fo:background-color="#ffff00"/>
    </style:style>
    <style:style style:name="P28" style:family="paragraph" style:parent-style-name="Standard">
      <style:text-properties style:text-underline-style="solid" style:text-underline-width="auto" style:text-underline-color="font-color" officeooo:rsid="001add19" officeooo:paragraph-rsid="001add19" fo:background-color="#ffff00"/>
    </style:style>
    <style:style style:name="P29" style:family="paragraph" style:parent-style-name="Standard">
      <style:text-properties officeooo:rsid="006f224a" officeooo:paragraph-rsid="006f224a"/>
    </style:style>
    <style:style style:name="P30" style:family="paragraph" style:parent-style-name="Standard">
      <style:text-properties officeooo:rsid="0071597e" officeooo:paragraph-rsid="0071597e"/>
    </style:style>
    <style:style style:name="P31" style:family="paragraph" style:parent-style-name="Standard">
      <style:text-properties officeooo:rsid="0071597e" officeooo:paragraph-rsid="0071597e" fo:background-color="#ffff00"/>
    </style:style>
    <style:style style:name="P32" style:family="paragraph" style:parent-style-name="Standard">
      <style:text-properties officeooo:rsid="001add19" officeooo:paragraph-rsid="001add19" fo:background-color="#ffff00"/>
    </style:style>
    <style:style style:name="P33" style:family="paragraph" style:parent-style-name="Standard">
      <style:text-properties fo:font-style="italic" style:text-underline-style="solid" style:text-underline-width="auto" style:text-underline-color="font-color" officeooo:rsid="006307ee" officeooo:paragraph-rsid="006307ee" style:font-style-asian="italic" style:font-style-complex="italic"/>
    </style:style>
    <style:style style:name="T1" style:family="text">
      <style:text-properties officeooo:rsid="00273f3c"/>
    </style:style>
    <style:style style:name="T2" style:family="text">
      <style:text-properties officeooo:rsid="002a20fd"/>
    </style:style>
    <style:style style:name="T3" style:family="text">
      <style:text-properties officeooo:rsid="002a3db8"/>
    </style:style>
    <style:style style:name="T4" style:family="text">
      <style:text-properties officeooo:rsid="002c1f40"/>
    </style:style>
    <style:style style:name="T5" style:family="text">
      <style:text-properties officeooo:rsid="002c996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add19" style:font-weight-asian="bold" style:font-weight-complex="bold"/>
    </style:style>
    <style:style style:name="T9" style:family="text">
      <style:text-properties officeooo:rsid="00356698"/>
    </style:style>
    <style:style style:name="T10" style:family="text">
      <style:text-properties officeooo:rsid="003c121d"/>
    </style:style>
    <style:style style:name="T11" style:family="text">
      <style:text-properties officeooo:rsid="003e59f4"/>
    </style:style>
    <style:style style:name="T12" style:family="text">
      <style:text-properties officeooo:rsid="0040960e"/>
    </style:style>
    <style:style style:name="T13" style:family="text">
      <style:text-properties officeooo:rsid="0053c351"/>
    </style:style>
    <style:style style:name="T14" style:family="text">
      <style:text-properties officeooo:rsid="005568d9"/>
    </style:style>
    <style:style style:name="T15" style:family="text">
      <style:text-properties fo:font-style="italic" officeooo:rsid="0061873a" style:font-style-asian="italic" style:font-style-complex="italic"/>
    </style:style>
    <style:style style:name="T16" style:family="text">
      <style:text-properties fo:font-style="italic" officeooo:rsid="00618810" style:font-style-asian="italic" style:font-style-complex="italic"/>
    </style:style>
    <style:style style:name="T17" style:family="text">
      <style:text-properties fo:font-style="italic" officeooo:rsid="0062ef1c" style:font-style-asian="italic" style:font-style-complex="italic"/>
    </style:style>
    <style:style style:name="T18" style:family="text">
      <style:text-properties fo:font-style="italic" officeooo:rsid="006307ee" style:font-style-asian="italic" style:font-style-complex="italic"/>
    </style:style>
    <style:style style:name="T19" style:family="text">
      <style:text-properties officeooo:rsid="0062ef1c"/>
    </style:style>
    <style:style style:name="T20" style:family="text">
      <style:text-properties officeooo:rsid="006307ee"/>
    </style:style>
    <style:style style:name="T21" style:family="text">
      <style:text-properties officeooo:rsid="0069fca3"/>
    </style:style>
    <style:style style:name="T22" style:family="text">
      <style:text-properties officeooo:rsid="006a2181"/>
    </style:style>
    <style:style style:name="T23" style:family="text">
      <style:text-properties officeooo:rsid="006b6e01"/>
    </style:style>
    <style:style style:name="T24" style:family="text">
      <style:text-properties officeooo:rsid="006c59aa"/>
    </style:style>
    <style:style style:name="T25" style:family="text">
      <style:text-properties officeooo:rsid="006d1b6b"/>
    </style:style>
    <style:style style:name="T26" style:family="text">
      <style:text-properties officeooo:rsid="006f224a"/>
    </style:style>
    <style:style style:name="T27" style:family="text">
      <style:text-properties officeooo:rsid="0070cc97"/>
    </style:style>
    <style:style style:name="T28" style:family="text">
      <style:text-properties officeooo:rsid="0071597e"/>
    </style:style>
    <style:style style:name="T29" style:family="text">
      <style:text-properties officeooo:rsid="00729d5a"/>
    </style:style>
    <style:style style:name="T30" style:family="text">
      <style:text-properties officeooo:rsid="00741700"/>
    </style:style>
    <style:style style:name="T31" style:family="text">
      <style:text-properties officeooo:rsid="00749440"/>
    </style:style>
    <style:style style:name="T32" style:family="text">
      <style:text-properties fo:background-color="#ffff00" loext:char-shading-value="0"/>
    </style:style>
    <style:style style:name="T3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7">LENGUAJE, </text:span><text:span text:style-name="T8">estructura tipo C</text:span></text:p>
      <text:p text:style-name="P1"/>
      <text:p text:style-name="P28">//INICIO CASO 1</text:p>
      <text:p text:style-name="P1"><text:tab/><text:bookmark-start text:name="__DdeLink__6_3061141270"/><text:bookmark-start text:name="__DdeLink__13_3061141270"/><text:bookmark-start text:name="__DdeLink__17_3061141270"/>int main()</text:p>
      <text:p text:style-name="P1"><text:tab/>{</text:p>
      <text:p text:style-name="P1"><text:tab/>int suma;</text:p>
      <text:p text:style-name="P1"><text:tab/>}<text:bookmark-end text:name="__DdeLink__6_3061141270"/><text:bookmark-end text:name="__DdeLink__13_3061141270"/><text:bookmark-end text:name="__DdeLink__17_3061141270"/></text:p>
      <text:p text:style-name="P1"><text:tab/></text:p>
      <text:p text:style-name="P17">//INICIO CASO 1.1</text:p>
      <text:p text:style-name="P1"><text:tab/><text:bookmark-start text:name="__DdeLink__8_3061141270"/><text:bookmark-start text:name="__DdeLink__20_3061141270"/>int main()</text:p>
      <text:p text:style-name="P1"><text:tab/>{</text:p>
      <text:p text:style-name="P1"><text:tab/>int suma += 5;<text:tab/><text:tab/>// += <text:s text:c="2"/>-= <text:s text:c="2"/>*= <text:s text:c="2"/>/= <text:s text:c="2"/>%=</text:p>
      <text:p text:style-name="P1"><text:tab/>}<text:bookmark-end text:name="__DdeLink__8_3061141270"/><text:bookmark-end text:name="__DdeLink__20_3061141270"/></text:p>
      <text:p text:style-name="P1"/>
      <text:p text:style-name="P17">//INICIO CASO 1.2</text:p>
      <text:p text:style-name="P1"><text:tab/><text:bookmark-start text:name="__DdeLink__29_3061141270"/>int main()</text:p>
      <text:p text:style-name="P1"><text:tab/>{</text:p>
      <text:p text:style-name="P1"><text:tab/>int suma = 5;<text:tab/><text:tab/></text:p>
      <text:p text:style-name="P1"><text:tab/>}<text:tab/><text:bookmark-end text:name="__DdeLink__29_3061141270"/></text:p>
      <text:p text:style-name="P1"><text:tab/></text:p>
      <text:p text:style-name="P17">//INICIO CASO 1.3</text:p>
      <text:p text:style-name="P1"><text:tab/><text:bookmark-start text:name="__DdeLink__22_3061141270"/>int main()</text:p>
      <text:p text:style-name="P1"><text:tab/>{</text:p>
      <text:p text:style-name="P1"><text:tab/>int suma ++;<text:tab/><text:tab/>// --</text:p>
      <text:p text:style-name="P1"><text:tab/>}<text:tab/><text:bookmark-end text:name="__DdeLink__22_3061141270"/></text:p>
      <text:p text:style-name="P1"><text:tab/></text:p>
      <text:p text:style-name="P17">//INICIO CASO 1.4</text:p>
      <text:p text:style-name="P1"><text:tab/><text:bookmark-start text:name="__DdeLink__417_2287516865"/>int main()</text:p>
      <text:p text:style-name="P1"><text:tab/>{</text:p>
      <text:p text:style-name="P1"><text:tab/>int ++ suma;<text:tab/><text:tab/>// --</text:p>
      <text:p text:style-name="P1"><text:tab/>}<text:bookmark-end text:name="__DdeLink__417_2287516865"/><text:tab/></text:p>
      <text:p text:style-name="P1"><text:tab/></text:p>
      <text:p text:style-name="P1"><text:span text:style-name="T6">//inicio caso 1.5</text:span><text:tab/></text:p>
      <text:p text:style-name="P1"><text:tab/>//para los casos del 1.0 al 1.4 aplica con tipos de dato:</text:p>
      <text:p text:style-name="P1"><text:tab/>//byte | int | char | long | float | double</text:p>
      <text:p text:style-name="P1"><text:tab/><text:tab/></text:p>
      <text:p text:style-name="P1"><text:tab/></text:p>
      <text:p text:style-name="P17">//INICIO CASO 1.6</text:p>
      <text:p text:style-name="P1"><text:tab/>//para los casos del 1.0 al 1.4 aplica con tipos de dato:</text:p>
      <text:p text:style-name="P1"><text:tab/>//( String )<text:tab/></text:p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><text:tab/></text:p>
      <text:p text:style-name="P1"><text:tab/></text:p>
      <text:p text:style-name="P28"><text:soft-page-break/>//IF CASO 2 if-else</text:p>
      <text:p text:style-name="P1"><text:tab/><text:bookmark-start text:name="__DdeLink__371_242307379"/><text:bookmark-start text:name="__DdeLink__421_2287516865"/><text:bookmark-start text:name="__DdeLink__108_3061141270"/>int main()<text:bookmark-end text:name="__DdeLink__371_242307379"/><text:bookmark-end text:name="__DdeLink__108_3061141270"/></text:p>
      <text:p text:style-name="P1"><text:tab/>{</text:p>
      <text:p text:style-name="P1"><text:tab/>int X = 2;</text:p>
      <text:p text:style-name="P1"><text:tab/>int valor1 = 5;</text:p>
      <text:p text:style-name="P1"><text:tab/>int valor2 = 7;</text:p>
      <text:p text:style-name="P1"/>
      <text:p text:style-name="P1"><text:tab/>if ( x &gt; 3 ) {</text:p>
      <text:p text:style-name="P1"><text:tab/><text:tab/>int valor1; }<text:tab/><text:tab/>//para todo tipo de dato (int) <text:s/>.</text:p>
      <text:p text:style-name="P1"><text:tab/></text:p>
      <text:p text:style-name="P1"><text:tab/>else { </text:p>
      <text:p text:style-name="P1"><text:tab/><text:tab/>int valor2; }</text:p>
      <text:p text:style-name="P1"><text:tab/>}<text:bookmark-end text:name="__DdeLink__421_2287516865"/></text:p>
      <text:p text:style-name="P1"/>
      <text:p text:style-name="P1"/>
      <text:p text:style-name="P23">//<text:span text:style-name="T4">IF CASO 2.1 <text:s/>Identificador Op_relacional Op_booleano |</text:span></text:p>
      <text:p text:style-name="P5"><text:tab/><text:bookmark-start text:name="__DdeLink__102_3061141270"/><text:bookmark-start text:name="__DdeLink__463_2287516865"/><text:bookmark-start text:name="__DdeLink__451_2287516865"/><text:bookmark-start text:name="__DdeLink__440_2287516865"/><text:bookmark-start text:name="__DdeLink__430_2287516865"/><text:bookmark-start text:name="__DdeLink__378_242307379"/><text:bookmark-start text:name="__DdeLink__95_3061141270"/><text:bookmark-start text:name="__DdeLink__49_30611412702"/><text:bookmark-start text:name="__DdeLink__42_30611412702"/><text:bookmark-start text:name="__DdeLink__10_30611412702"/><text:bookmark-start text:name="__DdeLink__25_30611412702"/>int main()<text:bookmark-end text:name="__DdeLink__49_30611412702"/><text:bookmark-end text:name="__DdeLink__42_30611412702"/><text:bookmark-end text:name="__DdeLink__10_30611412702"/><text:bookmark-end text:name="__DdeLink__25_30611412702"/></text:p>
      <text:p text:style-name="P5"><text:tab/>{</text:p>
      <text:p text:style-name="P5"><text:tab/><text:span text:style-name="T9">int x = 5;</text:span></text:p>
      <text:p text:style-name="P5"><text:tab/><text:span text:style-name="T9">int valor1 = 7;</text:span></text:p>
      <text:p text:style-name="P5"><text:tab/><text:span text:style-name="T9">int valor2 = 8;</text:span></text:p>
      <text:p text:style-name="P6"><text:tab/>if ( x <text:span text:style-name="T10">== false</text:span> ) {<text:tab/>//<text:span text:style-name="T1">para todo </text:span><text:span text:style-name="T5">relacional <text:s/>"&gt;" | "&lt;" | "==" | "!=" | "&gt;=" | "&lt;=" | "&lt;&lt;" | //"&gt;&gt;" </text:span></text:p>
      <text:p text:style-name="P5"><text:tab/><text:tab/>int valor1; }<text:tab/></text:p>
      <text:p text:style-name="P5"><text:tab/></text:p>
      <text:p text:style-name="P5"><text:tab/>else { </text:p>
      <text:p text:style-name="P5"><text:tab/><text:tab/>int valor2; }</text:p>
      <text:p text:style-name="P5"><text:tab/>}<text:bookmark-end text:name="__DdeLink__378_242307379"/><text:bookmark-end text:name="__DdeLink__95_3061141270"/></text:p>
      <text:p text:style-name="P1"><text:tab/><text:bookmark-end text:name="__DdeLink__102_3061141270"/><text:bookmark-end text:name="__DdeLink__440_2287516865"/><text:bookmark-end text:name="__DdeLink__430_2287516865"/><text:bookmark-end text:name="__DdeLink__451_2287516865"/><text:bookmark-end text:name="__DdeLink__463_2287516865"/></text:p>
      <text:p text:style-name="P5"><text:tab/></text:p>
      <text:p text:style-name="P18">//<text:span text:style-name="T11">IF CASO 2.2 <text:tab/>Identificador Op_relacional Numero </text:span></text:p>
      <text:p text:style-name="P7"><text:tab/><text:bookmark-start text:name="__DdeLink__451_22875168651"/><text:bookmark-start text:name="__DdeLink__711_2628876308"/><text:bookmark-start text:name="__DdeLink__701_2628876308"/><text:bookmark-start text:name="__DdeLink__515_2287516865"/><text:bookmark-start text:name="__DdeLink__506_2287516865"/><text:bookmark-start text:name="__DdeLink__498_2287516865"/><text:bookmark-start text:name="__DdeLink__485_2287516865"/><text:bookmark-start text:name="__DdeLink__440_22875168651"/><text:bookmark-start text:name="__DdeLink__430_22875168651"/><text:bookmark-start text:name="__DdeLink__102_30611412701"/><text:bookmark-start text:name="__DdeLink__378_2423073791"/><text:bookmark-start text:name="__DdeLink__95_30611412701"/><text:bookmark-start text:name="__DdeLink__25_306114127021"/><text:bookmark-start text:name="__DdeLink__10_306114127021"/><text:bookmark-start text:name="__DdeLink__42_306114127021"/><text:bookmark-start text:name="__DdeLink__49_306114127021"/>int main()<text:bookmark-end text:name="__DdeLink__25_306114127021"/><text:bookmark-end text:name="__DdeLink__10_306114127021"/><text:bookmark-end text:name="__DdeLink__42_306114127021"/><text:bookmark-end text:name="__DdeLink__49_306114127021"/></text:p>
      <text:p text:style-name="P7"><text:tab/>{</text:p>
      <text:p text:style-name="P7"><text:tab/><text:span text:style-name="T9">int x = 5;</text:span></text:p>
      <text:p text:style-name="P7"><text:tab/><text:span text:style-name="T9">int valor1 = 7;</text:span></text:p>
      <text:p text:style-name="P7"><text:tab/><text:span text:style-name="T9">int valor2 = 8;</text:span></text:p>
      <text:p text:style-name="P7"><text:tab/>if ( x <text:span text:style-name="T10">== </text:span><text:span text:style-name="T11">1</text:span> ) {<text:tab/><text:tab/>//<text:span text:style-name="T1">para todo </text:span><text:span text:style-name="T5">relacional <text:s/>"&gt;" | "&lt;" | "==" | "!=" | "&gt;=" | "&lt;=" | "&lt;&lt;" | //"&gt;&gt;" </text:span></text:p>
      <text:p text:style-name="P7"><text:tab/><text:tab/>int valor1; }<text:tab/></text:p>
      <text:p text:style-name="P7"><text:tab/></text:p>
      <text:p text:style-name="P7"><text:tab/>else { </text:p>
      <text:p text:style-name="P7"><text:tab/><text:tab/>int valor2; }</text:p>
      <text:p text:style-name="P7"><text:tab/>}<text:bookmark-end text:name="__DdeLink__711_2628876308"/><text:bookmark-end text:name="__DdeLink__95_30611412701"/><text:bookmark-end text:name="__DdeLink__378_2423073791"/><text:bookmark-end text:name="__DdeLink__506_2287516865"/><text:bookmark-end text:name="__DdeLink__515_2287516865"/></text:p>
      <text:p text:style-name="P7"><text:tab/><text:bookmark-end text:name="__DdeLink__701_2628876308"/><text:bookmark-end text:name="__DdeLink__498_2287516865"/><text:bookmark-end text:name="__DdeLink__485_2287516865"/><text:bookmark-end text:name="__DdeLink__451_22875168651"/><text:bookmark-end text:name="__DdeLink__440_22875168651"/><text:bookmark-end text:name="__DdeLink__430_22875168651"/><text:bookmark-end text:name="__DdeLink__102_3061141270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//<text:span text:style-name="T12">IF CASO 2.3<text:tab/><text:tab/>Identificador Op_relacional Identificador</text:span></text:p>
      <text:p text:style-name="P5"/>
      <text:p text:style-name="P8"><text:bookmark-start text:name="__DdeLink__739_2628876308"/><text:tab/><text:bookmark-start text:name="__DdeLink__49_3061141270211"/><text:bookmark-start text:name="__DdeLink__729_2628876308"/><text:bookmark-start text:name="__DdeLink__531_2287516865"/><text:bookmark-start text:name="__DdeLink__42_3061141270211"/><text:bookmark-start text:name="__DdeLink__10_3061141270211"/><text:bookmark-start text:name="__DdeLink__25_3061141270211"/><text:bookmark-start text:name="__DdeLink__95_306114127011"/><text:bookmark-start text:name="__DdeLink__378_24230737911"/><text:bookmark-start text:name="__DdeLink__506_22875168651"/>int main()<text:bookmark-end text:name="__DdeLink__49_3061141270211"/><text:bookmark-end text:name="__DdeLink__42_3061141270211"/><text:bookmark-end text:name="__DdeLink__10_3061141270211"/><text:bookmark-end text:name="__DdeLink__25_3061141270211"/></text:p>
      <text:p text:style-name="P8"><text:tab/>{</text:p>
      <text:p text:style-name="P8"><text:tab/><text:span text:style-name="T9">int x = 5;</text:span></text:p>
      <text:p text:style-name="P8"><text:tab/><text:span text:style-name="T12">int y = 6;</text:span></text:p>
      <text:p text:style-name="P8"><text:tab/><text:span text:style-name="T9">int valor1 = 7;</text:span></text:p>
      <text:p text:style-name="P8"><text:tab/><text:span text:style-name="T9">int valor2 = 8;</text:span></text:p>
      <text:p text:style-name="P8"><text:tab/>if ( x <text:span text:style-name="T10">== </text:span><text:span text:style-name="T12">y</text:span> ) {<text:tab/><text:tab/>//<text:span text:style-name="T1">para todo </text:span><text:span text:style-name="T5">relacional <text:s/>"&gt;" | "&lt;" | "==" | "!=" | "&gt;=" | "&lt;=" | "&lt;&lt;" | //"&gt;&gt;" </text:span></text:p>
      <text:p text:style-name="P8"><text:tab/><text:tab/>int valor1; }<text:tab/></text:p>
      <text:p text:style-name="P8"><text:tab/></text:p>
      <text:p text:style-name="P8"><text:tab/>else { </text:p>
      <text:p text:style-name="P8"><text:tab/><text:tab/>int valor2; }</text:p>
      <text:p text:style-name="P8"><text:tab/>}<text:bookmark-end text:name="__DdeLink__739_2628876308"/><text:bookmark-end text:name="__DdeLink__729_2628876308"/><text:bookmark-end text:name="__DdeLink__506_22875168651"/><text:bookmark-end text:name="__DdeLink__378_24230737911"/><text:bookmark-end text:name="__DdeLink__95_306114127011"/></text:p>
      <text:p text:style-name="P5"><text:bookmark-end text:name="__DdeLink__531_2287516865"/></text:p>
      <text:p text:style-name="P5"/>
      <text:p text:style-name="P24">//IF CASO 2.4<text:tab/><text:tab/>Identificador Op_relacional Comillas Comillas</text:p>
      <text:p text:style-name="P15"/>
      <text:p text:style-name="P9"><text:bookmark-start text:name="__DdeLink__594_2287516865"/><text:bookmark-start text:name="__DdeLink__581_2287516865"/><text:bookmark-start text:name="__DdeLink__569_2287516865"/><text:bookmark-start text:name="__DdeLink__685_2628876308"/><text:bookmark-start text:name="__DdeLink__749_2628876308"/><text:bookmark-start text:name="__DdeLink__773_2628876308"/><text:bookmark-start text:name="__DdeLink__558_2287516865"/><text:tab/><text:bookmark-start text:name="__DdeLink__784_2628876308"/><text:bookmark-start text:name="__DdeLink__761_2628876308"/><text:bookmark-start text:name="__DdeLink__720_2628876308"/><text:bookmark-start text:name="__DdeLink__531_22875168651"/><text:bookmark-start text:name="__DdeLink__49_30611412702111"/><text:bookmark-start text:name="__DdeLink__42_30611412702111"/><text:bookmark-start text:name="__DdeLink__10_30611412702111"/><text:bookmark-start text:name="__DdeLink__25_30611412702111"/><text:bookmark-start text:name="__DdeLink__95_3061141270111"/><text:bookmark-start text:name="__DdeLink__378_242307379111"/><text:bookmark-start text:name="__DdeLink__506_228751686511"/>int main()<text:bookmark-end text:name="__DdeLink__49_30611412702111"/><text:bookmark-end text:name="__DdeLink__42_30611412702111"/><text:bookmark-end text:name="__DdeLink__10_30611412702111"/><text:bookmark-end text:name="__DdeLink__25_30611412702111"/></text:p>
      <text:p text:style-name="P9"><text:tab/>{</text:p>
      <text:p text:style-name="P9"><text:tab/><text:span text:style-name="T9">int x = 5;</text:span></text:p>
      <text:p text:style-name="P9"><text:tab/><text:span text:style-name="T12">int y = 6;</text:span></text:p>
      <text:p text:style-name="P9"><text:tab/><text:span text:style-name="T9">int valor1 = 7;</text:span></text:p>
      <text:p text:style-name="P9"><text:tab/><text:span text:style-name="T9">int valor2 = 8;</text:span></text:p>
      <text:p text:style-name="P10"><text:tab/>if ( x <text:span text:style-name="T10">== </text:span><text:span text:style-name="T5">" " </text:span><text:s/>) {<text:tab/>//<text:span text:style-name="T1">para todo </text:span><text:span text:style-name="T5">relacional <text:s/>"&gt;" | "&lt;" | "==" | "!=" | "&gt;=" | "&lt;=" | "&lt;&lt;" | //"&gt;&gt;" </text:span></text:p>
      <text:p text:style-name="P9"><text:tab/><text:tab/>int valor1; }<text:tab/></text:p>
      <text:p text:style-name="P9"><text:tab/></text:p>
      <text:p text:style-name="P9"><text:tab/>else { </text:p>
      <text:p text:style-name="P9"><text:tab/><text:tab/>int valor2; }</text:p>
      <text:p text:style-name="P9"><text:tab/>}<text:bookmark-end text:name="__DdeLink__784_2628876308"/><text:bookmark-end text:name="__DdeLink__773_2628876308"/><text:bookmark-end text:name="__DdeLink__506_228751686511"/><text:bookmark-end text:name="__DdeLink__378_242307379111"/><text:bookmark-end text:name="__DdeLink__95_3061141270111"/><text:bookmark-end text:name="__DdeLink__720_2628876308"/><text:bookmark-end text:name="__DdeLink__761_2628876308"/><text:bookmark-end text:name="__DdeLink__749_2628876308"/></text:p>
      <text:p text:style-name="P9"/>
      <text:p text:style-name="P9"/>
      <text:p text:style-name="P9"/>
      <text:p text:style-name="P19"><text:bookmark-end text:name="__DdeLink__594_2287516865"/><text:bookmark-end text:name="__DdeLink__581_2287516865"/><text:bookmark-end text:name="__DdeLink__569_2287516865"/><text:bookmark-end text:name="__DdeLink__558_2287516865"/><text:bookmark-end text:name="__DdeLink__531_22875168651"/><text:bookmark-end text:name="__DdeLink__685_2628876308"/>//<text:span text:style-name="T13">IF CASO 2.5<text:tab/><text:tab/>Identificador Op_relacional Comillas Identificador Comillas</text:span></text:p>
      <text:p text:style-name="P9"/>
      <text:p text:style-name="P11"><text:bookmark-start text:name="__DdeLink__830_2628876308"/><text:tab/><text:bookmark-start text:name="__DdeLink__843_2628876308"/><text:bookmark-start text:name="__DdeLink__817_2628876308"/><text:bookmark-start text:name="__DdeLink__784_26288763081"/><text:bookmark-start text:name="__DdeLink__10_306114127021111"/><text:bookmark-start text:name="__DdeLink__506_2287516865111"/><text:bookmark-start text:name="__DdeLink__761_26288763081"/><text:bookmark-start text:name="__DdeLink__720_26288763081"/><text:bookmark-start text:name="__DdeLink__25_306114127021111"/><text:bookmark-start text:name="__DdeLink__42_306114127021111"/><text:bookmark-start text:name="__DdeLink__49_306114127021111"/><text:bookmark-start text:name="__DdeLink__95_30611412701111"/><text:bookmark-start text:name="__DdeLink__378_2423073791111"/>int main()<text:bookmark-end text:name="__DdeLink__10_306114127021111"/><text:bookmark-end text:name="__DdeLink__25_306114127021111"/><text:bookmark-end text:name="__DdeLink__42_306114127021111"/><text:bookmark-end text:name="__DdeLink__49_306114127021111"/></text:p>
      <text:p text:style-name="P11"><text:tab/>{</text:p>
      <text:p text:style-name="P11"><text:tab/><text:span text:style-name="T9">int x = 5;</text:span></text:p>
      <text:p text:style-name="P11"><text:tab/><text:span text:style-name="T12">int y = 6;</text:span></text:p>
      <text:p text:style-name="P11"><text:tab/><text:span text:style-name="T9">int valor1 = 7;</text:span></text:p>
      <text:p text:style-name="P11"><text:tab/><text:span text:style-name="T9">int valor2 = 8;</text:span></text:p>
      <text:p text:style-name="P11"><text:tab/></text:p>
      <text:p text:style-name="P11"><text:tab/>if ( x <text:span text:style-name="T10">== </text:span><text:span text:style-name="T5">" </text:span><text:span text:style-name="T14">hola </text:span><text:span text:style-name="T5">" </text:span><text:s/>) {<text:tab/>//<text:span text:style-name="T1">para todo </text:span><text:span text:style-name="T5">relacional <text:s/>"&gt;" | "&lt;" | "==" | "!=" | "&gt;=" | "&lt;=" | "&lt;&lt;" | //"&gt;&gt;" </text:span></text:p>
      <text:p text:style-name="P11"><text:tab/><text:tab/>int valor1; }<text:tab/></text:p>
      <text:p text:style-name="P11"><text:tab/></text:p>
      <text:p text:style-name="P11"><text:tab/>else { </text:p>
      <text:p text:style-name="P11"><text:tab/><text:tab/>int valor2; }</text:p>
      <text:p text:style-name="P11"><text:tab/>}<text:bookmark-end text:name="__DdeLink__817_2628876308"/><text:bookmark-end text:name="__DdeLink__378_2423073791111"/><text:bookmark-end text:name="__DdeLink__95_30611412701111"/><text:bookmark-end text:name="__DdeLink__720_26288763081"/><text:bookmark-end text:name="__DdeLink__761_26288763081"/><text:bookmark-end text:name="__DdeLink__506_2287516865111"/><text:bookmark-end text:name="__DdeLink__784_26288763081"/></text:p>
      <text:p text:style-name="P5"><text:bookmark-end text:name="__DdeLink__843_2628876308"/><text:bookmark-end text:name="__DdeLink__830_2628876308"/></text:p>
      <text:p text:style-name="P32"><text:soft-page-break/><text:span text:style-name="T6">//FOR CASO 3</text:span><text:tab/></text:p>
      <text:p text:style-name="P1"><text:bookmark-start text:name="__DdeLink__57_3061141270"/><text:bookmark-start text:name="__DdeLink__52_3061141270"/><text:bookmark-start text:name="__DdeLink__889_2628876308"/><text:bookmark-start text:name="__DdeLink__898_2628876308"/><text:bookmark-start text:name="__DdeLink__44_3061141270"/>int main()</text:p>
      <text:p text:style-name="P1"><text:tab/>{</text:p>
      <text:p text:style-name="P1"><text:tab/><text:span text:style-name="T22">int max = 6;</text:span></text:p>
      <text:p text:style-name="P13">for (i = 0; i &lt; max; i++ ) <text:s text:c="6"/>//<text:span text:style-name="T1">para todo </text:span><text:span text:style-name="T5">relacional <text:s/>"&gt;" | "&lt;" | "==" | "!=" | "&gt;=" | "&lt;=" | "&lt;&lt;" | //"&gt;&gt;" </text:span><text:tab/></text:p>
      <text:p text:style-name="P1"><text:tab/>{</text:p>
      <text:p text:style-name="P1"><text:tab/><text:tab/>int valor = 1;<text:tab/><text:tab/><text:tab/><text:tab/>//</text:p>
      <text:p text:style-name="P1"><text:tab/>}<text:tab/></text:p>
      <text:p text:style-name="P1">}<text:bookmark-end text:name="__DdeLink__898_2628876308"/><text:bookmark-end text:name="__DdeLink__57_3061141270"/><text:bookmark-end text:name="__DdeLink__52_3061141270"/><text:tab/><text:bookmark-end text:name="__DdeLink__889_2628876308"/></text:p>
      <text:p text:style-name="P1"><text:tab/><text:bookmark-end text:name="__DdeLink__44_3061141270"/></text:p>
      <text:p text:style-name="P1"/>
      <text:p text:style-name="P1"/>
      <text:p text:style-name="P17">//<text:span text:style-name="T1">FOR CASO 3.1<text:tab/><text:tab/></text:span><text:span text:style-name="T19">decremento/incremento </text:span><text:span text:style-name="T20">despues</text:span></text:p>
      <text:p text:style-name="P1"/>
      <text:p text:style-name="P2"><text:bookmark-start text:name="__DdeLink__112_3061141270"/><text:bookmark-start text:name="__DdeLink__67_3061141270"/><text:bookmark-start text:name="__DdeLink__62_3061141270"/><text:bookmark-start text:name="__DdeLink__894_2628876308"/><text:bookmark-start text:name="__DdeLink__907_2628876308"/><text:bookmark-start text:name="__DdeLink__54_3061141270"/>int main()</text:p>
      <text:p text:style-name="P2"><text:bookmark-start text:name="__DdeLink__59_3061141270"/><text:tab/>{</text:p>
      <text:p text:style-name="P14"><text:tab/><text:span text:style-name="T22">int max = 6;</text:span></text:p>
      <text:p text:style-name="P2"><text:tab/>for (i = 0; i &lt; max; i++ )<text:tab/>//<text:span text:style-name="T21">para ++ o --</text:span></text:p>
      <text:p text:style-name="P2"><text:tab/>{</text:p>
      <text:p text:style-name="P3"><text:tab/><text:tab/>int valor <text:span text:style-name="T1">++</text:span>;<text:tab/><text:tab/><text:tab/><text:tab/>// --<text:tab/></text:p>
      <text:p text:style-name="P3"><text:tab/> }<text:tab/></text:p>
      <text:p text:style-name="P2"><text:tab/>}<text:bookmark-end text:name="__DdeLink__894_2628876308"/><text:bookmark-end text:name="__DdeLink__54_3061141270"/><text:bookmark-end text:name="__DdeLink__62_3061141270"/><text:bookmark-end text:name="__DdeLink__112_3061141270"/></text:p>
      <text:p text:style-name="P1"><text:bookmark-end text:name="__DdeLink__59_3061141270"/><text:bookmark-end text:name="__DdeLink__907_2628876308"/><text:bookmark-end text:name="__DdeLink__67_3061141270"/></text:p>
      <text:p text:style-name="P1"/>
      <text:p text:style-name="P20">//<text:span text:style-name="T2">FOR CASO 3.2 </text:span><text:span text:style-name="T15"><text:s/>ERROR </text:span><text:span text:style-name="T16">posicion de ++ antes del tipo de dato </text:span><text:span text:style-name="T17">decremento/incremento </text:span><text:span text:style-name="T18">antes</text:span></text:p>
      <text:p text:style-name="P33"/>
      <text:p text:style-name="P4"><text:bookmark-start text:name="__DdeLink__854_2628876308"/><text:bookmark-start text:name="__DdeLink__117_3061141270"/><text:bookmark-start text:name="__DdeLink__54_30611412701"/><text:bookmark-start text:name="__DdeLink__62_30611412701"/><text:bookmark-start text:name="__DdeLink__76_3061141270"/><text:bookmark-start text:name="__DdeLink__922_2628876308"/>int main()</text:p>
      <text:p text:style-name="P4"><text:tab/>{</text:p>
      <text:p text:style-name="P14"><text:tab/><text:bookmark-start text:name="__DdeLink__67_30611412701"/><text:span text:style-name="T22">int max = 6;</text:span><text:bookmark-end text:name="__DdeLink__67_30611412701"/></text:p>
      <text:p text:style-name="P4"><text:tab/>for (i = 0; i &lt; max; i++ )</text:p>
      <text:p text:style-name="P4"><text:tab/>{</text:p>
      <text:p text:style-name="P4"><text:tab/><text:tab/><text:span text:style-name="T2">++ </text:span>int valor ;<text:tab/><text:tab/><text:tab/><text:tab/>// --<text:tab/></text:p>
      <text:p text:style-name="P4"><text:tab/> }<text:tab/></text:p>
      <text:p text:style-name="P4"><text:tab/>}<text:bookmark-end text:name="__DdeLink__922_2628876308"/><text:bookmark-end text:name="__DdeLink__76_3061141270"/><text:bookmark-end text:name="__DdeLink__62_30611412701"/><text:bookmark-end text:name="__DdeLink__54_30611412701"/><text:bookmark-end text:name="__DdeLink__117_3061141270"/><text:bookmark-end text:name="__DdeLink__854_2628876308"/></text:p>
      <text:p text:style-name="P4"/>
      <text:p text:style-name="P4"/>
      <text:p text:style-name="P21">//<text:span text:style-name="T3">FOR CASO 3.</text:span><text:span text:style-name="T19">2<text:tab/></text:span><text:span text:style-name="T17">decremento/incremento </text:span><text:span text:style-name="T18">antes</text:span></text:p>
      <text:p text:style-name="P4"><text:bookmark-start text:name="__DdeLink__848_2628876308"/><text:bookmark-start text:name="__DdeLink__858_2628876308"/><text:bookmark-start text:name="__DdeLink__870_2628876308"/><text:bookmark-start text:name="__DdeLink__943_2628876308"/>int main()</text:p>
      <text:p text:style-name="P4"><text:bookmark-start text:name="__DdeLink__845_2628876308"/><text:tab/>{</text:p>
      <text:p text:style-name="P14"><text:tab/><text:bookmark-start text:name="__DdeLink__67_306114127012"/><text:bookmark-start text:name="__DdeLink__76_30611412701"/><text:bookmark-start text:name="__DdeLink__62_306114127011"/><text:bookmark-start text:name="__DdeLink__54_306114127011"/><text:bookmark-start text:name="__DdeLink__117_30611412701"/><text:bookmark-start text:name="__DdeLink__854_26288763081"/><text:span text:style-name="T22">int max = 6;</text:span><text:bookmark-end text:name="__DdeLink__67_306114127012"/><text:bookmark-end text:name="__DdeLink__76_30611412701"/><text:bookmark-end text:name="__DdeLink__62_306114127011"/><text:bookmark-end text:name="__DdeLink__54_306114127011"/><text:bookmark-end text:name="__DdeLink__117_30611412701"/><text:bookmark-end text:name="__DdeLink__854_26288763081"/></text:p>
      <text:p text:style-name="P4"><text:tab/>for (i = 0; i &lt; max; i++ )</text:p>
      <text:p text:style-name="P4"><text:tab/>{</text:p>
      <text:p text:style-name="P4"><text:tab/><text:tab/>int ++valor ;<text:tab/><text:tab/><text:tab/><text:tab/>// --<text:tab/></text:p>
      <text:p text:style-name="P4"><text:tab/> }<text:tab/></text:p>
      <text:p text:style-name="P4"><text:tab/>}<text:bookmark-end text:name="__DdeLink__943_2628876308"/><text:bookmark-end text:name="__DdeLink__870_2628876308"/><text:bookmark-end text:name="__DdeLink__858_2628876308"/><text:bookmark-end text:name="__DdeLink__848_2628876308"/><text:bookmark-end text:name="__DdeLink__845_2628876308"/></text:p>
      <text:p text:style-name="P4"/>
      <text:p text:style-name="P12"><text:bookmark text:name="__DdeLink__878_2628876308"/><text:bookmark text:name="__DdeLink__858_26288763081"/><text:bookmark text:name="__DdeLink__848_26288763081"/><text:bookmark text:name="__DdeLink__884_2628876308"/></text:p>
      <text:p text:style-name="P12"/>
      <text:p text:style-name="P12"/>
      <text:p text:style-name="P27"><text:soft-page-break/>//<text:span text:style-name="T23">WHILE CASO 4 </text:span></text:p>
      <text:p text:style-name="P12"><text:bookmark-start text:name="__DdeLink__1188_1616687776"/><text:bookmark-start text:name="__DdeLink__1185_1616687776"/>int main()</text:p>
      <text:p text:style-name="P12">{</text:p>
      <text:p text:style-name="P12"><text:tab/>while(true) {<text:tab/><text:tab/><text:tab/>//<text:span text:style-name="T24">TRUE/FALSE</text:span></text:p>
      <text:p text:style-name="P12"><text:tab/><text:tab/>int valor;<text:tab/><text:tab/>//sentencia</text:p>
      <text:p text:style-name="P12"><text:tab/>}</text:p>
      <text:p text:style-name="P12">}<text:bookmark-end text:name="__DdeLink__1185_1616687776"/><text:bookmark-end text:name="__DdeLink__1188_1616687776"/></text:p>
      <text:p text:style-name="P12"/>
      <text:p text:style-name="P22">//<text:span text:style-name="T24">WHILE CASO 4.1</text:span></text:p>
      <text:p text:style-name="P12"><text:bookmark-start text:name="__DdeLink__1190_1616687776"/>int main()</text:p>
      <text:p text:style-name="P12">{</text:p>
      <text:p text:style-name="P12"><text:tab/>int <text:s/>x = 5;</text:p>
      <text:p text:style-name="P12"><text:tab/></text:p>
      <text:p text:style-name="P12"><text:tab/>while(x <text:span text:style-name="T33">==</text:span> true) {<text:tab/><text:tab/><text:tab/><text:tab/>//"&gt;" | "&lt;" | "==" | "!=" | "&gt;=" | "&lt;=" | "&lt;&lt;" | "&gt;&gt;"</text:p>
      <text:p text:style-name="P12"><text:tab/><text:tab/>int valor += 5;<text:tab/><text:tab/><text:tab/><text:tab/>//"+=" | "-=" <text:s/>| "*=" | "/=" | "%="</text:p>
      <text:p text:style-name="P12"><text:tab/>}</text:p>
      <text:p text:style-name="P12">}<text:bookmark-end text:name="__DdeLink__1190_1616687776"/></text:p>
      <text:p text:style-name="P12"/>
      <text:p text:style-name="P22">//<text:span text:style-name="T25">WHILE CASO 4.2</text:span></text:p>
      <text:p text:style-name="P12"><text:bookmark-start text:name="__DdeLink__945_2628876308"/><text:bookmark-start text:name="__DdeLink__1193_1616687776"/>int main()</text:p>
      <text:p text:style-name="P12">{</text:p>
      <text:p text:style-name="P12"><text:tab/>int <text:s/>x = 5;</text:p>
      <text:p text:style-name="P12"><text:tab/>while(<text:span text:style-name="T33">x &gt; 1</text:span>) {<text:tab/><text:tab/><text:tab/><text:tab/>//"&gt;" | "&lt;" | "==" | "!=" | "&gt;=" | "&lt;=" | "&lt;&lt;" | "&gt;&gt;"</text:p>
      <text:p text:style-name="P12"><text:tab/><text:tab/>int valor = 5;<text:tab/><text:tab/></text:p>
      <text:p text:style-name="P12"><text:tab/>}</text:p>
      <text:p text:style-name="P12">}<text:bookmark-end text:name="__DdeLink__945_2628876308"/><text:bookmark-end text:name="__DdeLink__1193_1616687776"/></text:p>
      <text:p text:style-name="P12"/>
      <text:p text:style-name="P22">//<text:span text:style-name="T26">WHILE CASO 4.3</text:span></text:p>
      <text:p text:style-name="P12"><text:bookmark-start text:name="__DdeLink__1195_1616687776"/>int main()</text:p>
      <text:p text:style-name="P12">{</text:p>
      <text:p text:style-name="P12"><text:tab/>int <text:s/>x = 5;</text:p>
      <text:p text:style-name="P12"><text:tab/>int y = 6;</text:p>
      <text:p text:style-name="P12"><text:tab/><text:span text:style-name="T27">int valor = 0;</text:span></text:p>
      <text:p text:style-name="P12"><text:tab/>while(x &gt; y) {<text:tab/><text:tab/><text:tab/><text:tab/>//"&gt;" | "&lt;" | "==" | "!=" | "&gt;=" | "&lt;=" | "&lt;&lt;" | "&gt;&gt;"</text:p>
      <text:p text:style-name="P12"><text:tab/><text:tab/>int valor ++ ;<text:tab/><text:tab/><text:tab/>// <text:s text:c="2"/>--</text:p>
      <text:p text:style-name="P12"><text:tab/>}</text:p>
      <text:p text:style-name="P12">}<text:bookmark-end text:name="__DdeLink__1195_1616687776"/></text:p>
      <text:p text:style-name="P12"/>
      <text:p text:style-name="P22">//<text:span text:style-name="T26">WHILE CASO 4.4</text:span></text:p>
      <text:p text:style-name="P29"><text:bookmark-start text:name="__DdeLink__1197_1616687776"/>int main()</text:p>
      <text:p text:style-name="P29">{</text:p>
      <text:p text:style-name="P29"><text:tab/>int <text:s/>x = 5;</text:p>
      <text:p text:style-name="P29"><text:tab/>int valor = 0 ; </text:p>
      <text:p text:style-name="P29"><text:tab/>while(x == " ") {<text:tab/><text:tab/><text:tab/><text:tab/>//</text:p>
      <text:p text:style-name="P29"><text:tab/><text:tab/> int ++ valor ;<text:tab/><text:tab/><text:tab/>// <text:s text:c="2"/>--</text:p>
      <text:p text:style-name="P29"><text:tab/>}</text:p>
      <text:p text:style-name="P29">}</text:p>
      <text:p text:style-name="P29"><text:bookmark-end text:name="__DdeLink__1197_1616687776"/></text:p>
      <text:p text:style-name="P29"/>
      <text:p text:style-name="P25"><text:soft-page-break/>//<text:span text:style-name="T28">WHILE CASO 4.5</text:span></text:p>
      <text:p text:style-name="P29"><text:bookmark-start text:name="__DdeLink__1201_1616687776"/>int main()</text:p>
      <text:p text:style-name="P29">{</text:p>
      <text:p text:style-name="P29"><text:tab/>int <text:s/>x = 5;</text:p>
      <text:p text:style-name="P29"><text:tab/>int y = 6;</text:p>
      <text:p text:style-name="P29"><text:tab/>int valor = 0 ; </text:p>
      <text:p text:style-name="P29"><text:tab/>while(x == " y ") {<text:tab/><text:tab/><text:tab/><text:tab/>//</text:p>
      <text:p text:style-name="P29"><text:tab/><text:tab/> int <text:span text:style-name="T28">valor</text:span> ;<text:tab/><text:tab/><text:tab/>// <text:s text:c="2"/>--</text:p>
      <text:p text:style-name="P29"><text:tab/>}</text:p>
      <text:p text:style-name="P29">}<text:bookmark-end text:name="__DdeLink__1201_1616687776"/></text:p>
      <text:p text:style-name="P29"/>
      <text:p text:style-name="P25">//<text:span text:style-name="T28">WHILE CASO 4.6</text:span></text:p>
      <text:p text:style-name="P29"><text:bookmark-start text:name="__DdeLink__947_2628876308"/><text:bookmark-start text:name="__DdeLink__1211_1616687776"/><text:bookmark-start text:name="__DdeLink__950_2628876308"/><text:bookmark-start text:name="__DdeLink__954_2628876308"/>int main()</text:p>
      <text:p text:style-name="P29">{</text:p>
      <text:p text:style-name="P29"><text:tab/>int <text:s/>x = 5;</text:p>
      <text:p text:style-name="P29"><text:tab/>int y = 6;</text:p>
      <text:p text:style-name="P29"><text:tab/>int valor = 0 ; </text:p>
      <text:p text:style-name="P29"><text:tab/>while(x == " y ") {<text:tab/><text:tab/><text:tab/><text:tab/>//</text:p>
      <text:p text:style-name="P29"><text:tab/><text:tab/> float numero ;<text:tab/><text:tab/><text:tab/>// <text:s text:c="2"/>--</text:p>
      <text:p text:style-name="P29"><text:tab/>}</text:p>
      <text:p text:style-name="P29">}<text:bookmark-end text:name="__DdeLink__950_2628876308"/><text:bookmark-end text:name="__DdeLink__954_2628876308"/><text:bookmark-end text:name="__DdeLink__947_2628876308"/><text:bookmark-end text:name="__DdeLink__1211_1616687776"/></text:p>
      <text:p text:style-name="P29"/>
      <text:p text:style-name="P25">//<text:span text:style-name="T28">WHILE CASO 4.7</text:span></text:p>
      <text:p text:style-name="P30"><text:bookmark-start text:name="__DdeLink__956_2628876308"/><text:bookmark-start text:name="__DdeLink__1214_1616687776"/>int main()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valor += 4 ;<text:tab/><text:tab/><text:tab/>// <text:s text:c="2"/>"+=" | "-=" <text:s/>| "*=" | "/=" | "%=" </text:p>
      <text:p text:style-name="P30"><text:tab/>}</text:p>
      <text:p text:style-name="P30">}<text:bookmark-end text:name="__DdeLink__956_2628876308"/><text:bookmark-end text:name="__DdeLink__1214_1616687776"/></text:p>
      <text:p text:style-name="P30"/>
      <text:p text:style-name="P30">//<text:span text:style-name="T29">WHILE CASO 4.8</text:span></text:p>
      <text:p text:style-name="P30"><text:bookmark-start text:name="__DdeLink__1216_1616687776"/>int main()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valor = 4 ;<text:tab/><text:tab/><text:tab/></text:p>
      <text:p text:style-name="P30"><text:tab/>}</text:p>
      <text:p text:style-name="P30">}</text:p>
      <text:p text:style-name="P30"><text:bookmark-end text:name="__DdeLink__1216_1616687776"/></text:p>
      <text:p text:style-name="P30"/>
      <text:p text:style-name="P30"/>
      <text:p text:style-name="P30"/>
      <text:p text:style-name="P30"/>
      <text:p text:style-name="P30"/>
      <text:p text:style-name="P26"><text:soft-page-break/>//<text:span text:style-name="T30">WHILE CASO 4.9</text:span></text:p>
      <text:p text:style-name="P30"><text:bookmark-start text:name="__DdeLink__1166_1036699773"/>int main()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valor ++ ;<text:tab/><text:tab/><text:tab/>// <text:s text:c="2"/>--</text:p>
      <text:p text:style-name="P30"><text:tab/>}</text:p>
      <text:p text:style-name="P30">}</text:p>
      <text:p text:style-name="P30"/>
      <text:p text:style-name="P26">//<text:span text:style-name="T30">WHILE CASO 4.10</text:span></text:p>
      <text:p text:style-name="P30"><text:bookmark-start text:name="__DdeLink__1193_1036699773"/><text:bookmark-start text:name="__DdeLink__1170_1036699773"/><text:bookmark-start text:name="__DdeLink__1172_3574423076"/><text:bookmark-start text:name="__DdeLink__1169_3574423076"/><text:bookmark-start text:name="__DdeLink__1459_1036699773"/><text:bookmark-end text:name="__DdeLink__1166_1036699773"/>int main()<text:bookmark-end text:name="__DdeLink__1193_1036699773"/><text:bookmark-end text:name="__DdeLink__1170_1036699773"/><text:bookmark-end text:name="__DdeLink__1172_3574423076"/><text:bookmark-end text:name="__DdeLink__1169_3574423076"/>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++ valor ;<text:tab/><text:tab/><text:tab/>// <text:s text:c="2"/>--</text:p>
      <text:p text:style-name="P30"><text:tab/>}</text:p>
      <text:p text:style-name="P30">}<text:bookmark-start text:name="__DdeLink__1175_1036699773"/><text:bookmark-start text:name="__DdeLink__1181_1036699773"/><text:bookmark-start text:name="__DdeLink__1188_1036699773"/><text:bookmark-end text:name="__DdeLink__1459_1036699773"/></text:p>
      <text:p text:style-name="P30"><text:bookmark-end text:name="__DdeLink__1175_1036699773"/><text:bookmark-end text:name="__DdeLink__1181_1036699773"/><text:bookmark-end text:name="__DdeLink__1188_1036699773"/></text:p>
      <text:p text:style-name="P31">//<text:span text:style-name="T31">SWITCH CASO 5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23:33:50.873912041</meta:creation-date>
    <dc:date>2023-06-19T16:51:26.197127883</dc:date>
    <meta:editing-duration>PT8H34M46S</meta:editing-duration>
    <meta:editing-cycles>61</meta:editing-cycles>
    <meta:generator>LibreOffice/7.3.7.2$Linux_X86_64 LibreOffice_project/30$Build-2</meta:generator>
    <meta:document-statistic meta:table-count="0" meta:image-count="0" meta:object-count="0" meta:page-count="7" meta:paragraph-count="262" meta:word-count="959" meta:character-count="4059" meta:non-whitespace-character-count="2928"/>
  </office:meta>
</office:document-meta>
</file>